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69a2e" draw:fill-color="#069a2e" draw:textarea-horizontal-align="justify" draw:textarea-vertical-align="middle" draw:auto-grow-height="false" fo:min-height="1.528cm" fo:min-width="1.278cm" draw:shadow="visible" draw:shadow-offset-x="0.071cm" draw:shadow-offset-y="0.071cm" draw:shadow-color="#000000" draw:shadow-opacity="50%"/>
      <style:paragraph-properties style:writing-mode="lr-tb"/>
    </style:style>
    <style:style style:name="gr2" style:family="graphic" style:parent-style-name="standard">
      <style:graphic-properties svg:stroke-color="#3465a4" draw:fill-color="#3465a4" draw:textarea-horizontal-align="justify" draw:textarea-vertical-align="middle" draw:auto-grow-height="false" fo:min-height="4.068cm" fo:min-width="3.818cm" draw:shadow="visible" draw:shadow-offset-x="0.071cm" draw:shadow-offset-y="0.071cm" draw:shadow-color="#000000" draw:shadow-opacity="50%"/>
      <style:paragraph-properties style:writing-mode="lr-tb"/>
    </style:style>
    <style:style style:name="gr3" style:family="graphic" style:parent-style-name="objectwithoutfill">
      <style:graphic-properties svg:stroke-width="0.106cm" svg:stroke-color="#dee6ef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069a2e"/>
      <style:paragraph-properties fo:text-align="center"/>
      <style:text-properties fo:color="#ffffff"/>
    </style:style>
    <style:style style:name="P3" style:family="paragraph">
      <loext:graphic-properties draw:fill-color="#3465a4"/>
      <style:paragraph-properties fo:text-align="center"/>
      <style:text-properties fo:color="#ffffff"/>
    </style:style>
    <style:style style:name="P4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778cm" svg:height="1.778cm" svg:x="6.604cm" svg:y="3.8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4.318cm" svg:x="13.462cm" svg:y="2.54cm">
          <text:p text:style-name="P1"><text:span text:style-name="T1">RC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36cm" svg:y1="4.826cm" svg:x2="13.208cm" svg:y2="4.826cm">
          <text:p/>
        </draw:line>
        <draw:frame draw:style-name="gr4" draw:text-style-name="P5" draw:layer="layout" svg:width="2.195cm" svg:height="0.962cm" svg:x="9.652cm" svg:y="3.864cm">
          <draw:text-box>
            <text:p>JSON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47:46.161608838</meta:creation-date>
    <dc:date>2022-03-15T15:56:32.205398021</dc:date>
    <meta:editing-duration>PT8M47S</meta:editing-duration>
    <meta:editing-cycles>1</meta:editing-cycles>
    <meta:document-statistic meta:object-count="27"/>
    <meta:generator>LibreOffice/6.4.7.2$Linux_X86_64 LibreOffice_project/40$Build-2</meta:generator>
  </office:meta>
</office:document-meta>
</file>